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790000002942E97BB2F420E889.png" manifest:media-type="image/png"/>
  <manifest:file-entry manifest:full-path="Pictures/100000000000008A0000002C24B452461D60AE9A.png" manifest:media-type="image/png"/>
  <manifest:file-entry manifest:full-path="Pictures/1000000000000039000000202299046DF8E10A6F.png" manifest:media-type="image/png"/>
  <manifest:file-entry manifest:full-path="Pictures/1000020100000190000000D6AD3986FA09DD185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Unicode MS1" svg:font-family="'Arial Unicode M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94ca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1dd315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79cm" svg:stroke-color="#e46c0a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e46c0a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stroke-linejoin="miter" draw:fill="solid" draw:fill-color="#c0c0c0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9d9d9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71cm" svg:stroke-color="#0000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d9d9d9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fill="solid" draw:fill-color="#a6a6a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20%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3" style:family="paragraph">
      <style:paragraph-properties fo:margin-left="0cm" fo:margin-right="0cm" fo:margin-top="0.39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cm" fo:margin-right="0cm" fo:margin-top="0.529cm" fo:margin-bottom="0cm" fo:line-height="100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6" style:family="paragraph">
      <loext:graphic-properties draw:fill="solid" draw:fill-color="#c0c0c0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22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a6a6a6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34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092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Calibri1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alibri1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8080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8080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-epics-twincat-ads</text:span><text:span text:style-name="T1"><text:line-break/></text:span><text:span text:style-name="T1">TwinCAT 3 integration into EPIC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Anders Sandström, Torsten Bögershausen</text:span></text:p>
          </draw:text-box>
        </draw:frame>
        <draw:custom-shape draw:name="Rectangle 3" draw:style-name="gr1" draw:text-style-name="P7" draw:layer="layout" svg:width="12.699cm" svg:height="1.519cm" svg:x="6.35cm" svg:y="16.526cm">
          <text:p text:style-name="P5"><text:span text:style-name="T3">www.europeanspallationsource.se</text:span></text:p>
          <text:p text:style-name="P6"><text:span text:style-name="T4"><text:date style:data-style-name="D2" text:date-value="2018-05-22">Tuesday, May 22, 2018</text:date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3" draw:master-page-name="Title_20_and_20_Content" presentation:presentation-page-layout-name="AL2T11">
        <draw:line draw:name="Straight Connector 162" draw:style-name="gr3" draw:text-style-name="P9" draw:layer="layout" svg:x1="17.474cm" svg:y1="9.862cm" svg:x2="17.475cm" svg:y2="11.958cm">
          <text:p/>
        </draw:line>
        <draw:line draw:name="Straight Connector 158" draw:style-name="gr4" draw:text-style-name="P9" draw:layer="layout" svg:x1="17.474cm" svg:y1="12.695cm" svg:x2="17.48cm" svg:y2="14.415cm">
          <text:p/>
        </draw:line>
        <draw:line draw:name="Straight Connector 156" draw:style-name="gr3" draw:text-style-name="P9" draw:layer="layout" svg:x1="11.907cm" svg:y1="12.276cm" svg:x2="16.913cm" svg:y2="12.251cm">
          <text:p/>
        </draw:line>
        <draw:line draw:name="Straight Connector 151" draw:style-name="gr3" draw:text-style-name="P9" draw:layer="layout" svg:x1="5.701cm" svg:y1="12.3cm" svg:x2="10.707cm" svg:y2="12.276cm">
          <text:p/>
        </draw:line>
        <draw:line draw:name="Line 14" draw:style-name="gr5" draw:text-style-name="P7" draw:layer="layout" svg:x1="20.062cm" svg:y1="6.267cm" svg:x2="20.063cm" svg:y2="4.966cm">
          <text:p text:style-name="P10"><text:span text:style-name="T5"/></text:p>
          <text:p text:style-name="P10"><text:span text:style-name="T5"/></text:p>
        </draw:line>
        <draw:frame draw:name="Title 1" presentation:style-name="pr4" draw:text-style-name="P2" draw:layer="layout" svg:width="19.83cm" svg:height="3.174cm" svg:x="1.27cm" svg:y="0.763cm" presentation:class="title" presentation:user-transformed="true">
          <draw:text-box>
            <text:p text:style-name="P11"><text:span text:style-name="T6">Overview</text:span></text:p>
          </draw:text-box>
        </draw:frame>
        <draw:custom-shape draw:name="Naslov 1" draw:style-name="gr6" draw:text-style-name="P12" draw:layer="layout" svg:width="19.83cm" svg:height="3.174cm" svg:x="1.27cm" svg:y="0.763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značba mesta vsebine 2" presentation:style-name="pr5" draw:text-style-name="P14" draw:layer="layout" svg:width="8.36cm" svg:height="1.113cm" svg:x="0.636cm" svg:y="5.272cm" presentation:class="outline" presentation:user-transformed="true">
          <draw:text-box>
            <text:p text:style-name="P13"><text:span text:style-name="T7">EPCIS CONTROL Network (Channel Access)</text:span></text:p>
          </draw:text-box>
        </draw:frame>
        <draw:line draw:name="Line 14" draw:style-name="gr5" draw:text-style-name="P7" draw:layer="layout" svg:x1="5.321cm" svg:y1="8.273cm" svg:x2="5.326cm" svg:y2="6.342cm">
          <text:p text:style-name="P10"><text:span text:style-name="T5"/></text:p>
          <text:p text:style-name="P10"><text:span text:style-name="T5"/></text:p>
        </draw:line>
        <draw:line draw:name="Line 10" draw:style-name="gr7" draw:text-style-name="P7" draw:layer="layout" svg:x1="1.288cm" svg:y1="6.302cm" svg:x2="21.372cm" svg:y2="6.303cm">
          <text:p/>
        </draw:line>
        <draw:custom-shape draw:name="Rectangle 6" draw:style-name="gr8" draw:text-style-name="P16" draw:layer="layout" svg:width="6.583cm" svg:height="1.822cm" svg:x="16.787cm" svg:y="3.144cm">
          <text:p text:style-name="P15"><text:span text:style-name="T8">HMI (CSS, BOY)</text:span></text:p>
          <text:p text:style-name="P1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9" draw:text-style-name="P18" draw:layer="layout" svg:width="7.39cm" svg:height="3.114cm" svg:x="1.606cm" svg:y="7.292cm">
          <text:p text:style-name="P17"><text:span text:style-name="T5"/></text:p>
          <text:p text:style-name="P17"><text:span text:style-name="T9">IOC</text:span></text:p>
          <text:p text:style-name="P17"><text:span text:style-name="T9"><text:s/></text:span><text:span text:style-name="T9">(EPICS, Linu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9" draw:text-style-name="P18" draw:layer="layout" svg:width="7.39cm" svg:height="3.114cm" svg:x="14.003cm" svg:y="7.268cm">
          <text:p text:style-name="P17"><text:span text:style-name="T5"/></text:p>
          <text:p text:style-name="P17"><text:span text:style-name="T9">Beckhoff controller</text:span></text:p>
          <text:p text:style-name="P17"><text:span text:style-name="T9"><text:s/></text:span><text:span text:style-name="T9">(TwinCAT 3.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6" draw:style-name="gr10" draw:text-style-name="P9" draw:layer="layout" svg:x1="8.996cm" svg:y1="8.849cm" svg:x2="14.002cm" svg:y2="8.825cm">
          <text:p/>
        </draw:line>
        <draw:custom-shape draw:name="TextBox 87" draw:style-name="gr11" draw:text-style-name="P7" draw:layer="layout" svg:width="1.316cm" svg:height="0.843cm" svg:x="10.58cm" svg:y="8.012cm">
          <text:p text:style-name="P10"><text:span text:style-name="T10">A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9" draw:style-name="gr12" draw:text-style-name="P9" draw:layer="layout" svg:width="2.01cm" svg:height="1.128cm" svg:x="1.216cm" svg:y="17.48cm">
          <draw:image xlink:href="Pictures/1000000000000039000000202299046DF8E10A6F.png" xlink:type="simple" xlink:show="embed" xlink:actuate="onLoad">
            <text:p/>
          </draw:image>
        </draw:frame>
        <draw:custom-shape draw:name="Rectangle 26" draw:style-name="gr13" draw:text-style-name="P18" draw:layer="layout" svg:width="4.614cm" svg:height="4.005cm" svg:x="1.606cm" svg:y="11.704cm">
          <text:p text:style-name="P1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4" draw:text-style-name="P19" draw:layer="layout" svg:width="1.146cm" svg:height="2.557cm" svg:x="1.606cm" svg:y="13.168cm">
          <text:p text:style-name="P6"><text:span text:style-name="T4">Dr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4" draw:text-style-name="P19" draw:layer="layout" svg:width="1.146cm" svg:height="2.557cm" svg:x="2.752cm" svg:y="13.168cm">
          <text:p text:style-name="P6"><text:span text:style-name="T4">Ana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4" draw:text-style-name="P19" draw:layer="layout" svg:width="1.146cm" svg:height="2.557cm" svg:x="3.899cm" svg:y="13.168cm">
          <text:p text:style-name="P6"><text:span text:style-name="T4">Digi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11" draw:text-style-name="P7" draw:layer="layout" svg:width="3.564cm" svg:height="1.52cm" svg:x="1.916cm" svg:y="11.598cm">
          <text:p text:style-name="P10"><text:span text:style-name="T11">EtherCAT Coupler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6" draw:style-name="gr4" draw:text-style-name="P9" draw:layer="layout" svg:x1="2.104cm" svg:y1="15.775cm" svg:x2="2.111cm" svg:y2="17.495cm">
          <text:p/>
        </draw:line>
        <draw:custom-shape draw:name="Rectangle 108" draw:style-name="gr14" draw:text-style-name="P19" draw:layer="layout" svg:width="1.146cm" svg:height="2.557cm" svg:x="5.075cm" svg:y="13.168cm">
          <text:p text:style-name="P6"><text:span text:style-name="T4">XXX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1" draw:style-name="gr4" draw:text-style-name="P9" draw:layer="layout" svg:x1="4.499cm" svg:y1="15.725cm" svg:x2="4.5cm" svg:y2="16.249cm">
          <text:p/>
        </draw:line>
        <draw:frame draw:name="Picture 114" draw:style-name="gr12" draw:text-style-name="P9" draw:layer="layout" svg:width="1.981cm" svg:height="0.631cm" svg:x="2.372cm" svg:y="16.836cm">
          <draw:image xlink:href="Pictures/100000000000008A0000002C24B452461D60AE9A.png" xlink:type="simple" xlink:show="embed" xlink:actuate="onLoad">
            <text:p/>
          </draw:image>
        </draw:frame>
        <draw:line draw:name="Straight Connector 116" draw:style-name="gr4" draw:text-style-name="P9" draw:layer="layout" svg:x1="3.363cm" svg:y1="15.694cm" svg:x2="3.364cm" svg:y2="16.623cm">
          <text:p/>
        </draw:line>
        <draw:frame draw:name="Picture 119" draw:style-name="gr12" draw:text-style-name="P9" draw:layer="layout" svg:width="1.693cm" svg:height="0.573cm" svg:x="3.68cm" svg:y="16.346cm">
          <draw:image xlink:href="Pictures/10000000000000790000002942E97BB2F420E889.png" xlink:type="simple" xlink:show="embed" xlink:actuate="onLoad">
            <text:p/>
          </draw:image>
        </draw:frame>
        <draw:frame draw:name="Picture 137" draw:style-name="gr12" draw:text-style-name="P9" draw:layer="layout" svg:width="2.01cm" svg:height="1.128cm" svg:x="8.254cm" svg:y="17.527cm">
          <draw:image xlink:href="Pictures/1000000000000039000000202299046DF8E10A6F.png" xlink:type="simple" xlink:show="embed" xlink:actuate="onLoad">
            <text:p/>
          </draw:image>
        </draw:frame>
        <draw:custom-shape draw:name="Rectangle 26" draw:style-name="gr13" draw:text-style-name="P18" draw:layer="layout" svg:width="4.614cm" svg:height="4.005cm" svg:x="8.644cm" svg:y="11.751cm">
          <text:p text:style-name="P1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14" draw:text-style-name="P19" draw:layer="layout" svg:width="1.146cm" svg:height="2.557cm" svg:x="8.644cm" svg:y="13.168cm">
          <text:p text:style-name="P6"><text:span text:style-name="T4">Dr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14" draw:text-style-name="P19" draw:layer="layout" svg:width="1.146cm" svg:height="2.557cm" svg:x="9.79cm" svg:y="13.168cm">
          <text:p text:style-name="P6"><text:span text:style-name="T4">Ana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14" draw:text-style-name="P19" draw:layer="layout" svg:width="1.146cm" svg:height="2.557cm" svg:x="10.937cm" svg:y="13.168cm">
          <text:p text:style-name="P6"><text:span text:style-name="T4">Digi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11" draw:text-style-name="P7" draw:layer="layout" svg:width="3.564cm" svg:height="1.52cm" svg:x="8.954cm" svg:y="11.645cm">
          <text:p text:style-name="P10"><text:span text:style-name="T11">EtherCAT Coupler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3" draw:style-name="gr4" draw:text-style-name="P9" draw:layer="layout" svg:x1="9.142cm" svg:y1="15.823cm" svg:x2="9.149cm" svg:y2="17.542cm">
          <text:p/>
        </draw:line>
        <draw:custom-shape draw:name="Rectangle 144" draw:style-name="gr14" draw:text-style-name="P19" draw:layer="layout" svg:width="1.146cm" svg:height="2.557cm" svg:x="12.113cm" svg:y="13.168cm">
          <text:p text:style-name="P6"><text:span text:style-name="T4">XXX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5" draw:style-name="gr4" draw:text-style-name="P9" draw:layer="layout" svg:x1="11.565cm" svg:y1="15.75cm" svg:x2="11.566cm" svg:y2="16.275cm">
          <text:p/>
        </draw:line>
        <draw:frame draw:name="Picture 146" draw:style-name="gr12" draw:text-style-name="P9" draw:layer="layout" svg:width="1.981cm" svg:height="0.631cm" svg:x="9.41cm" svg:y="16.883cm">
          <draw:image xlink:href="Pictures/100000000000008A0000002C24B452461D60AE9A.png" xlink:type="simple" xlink:show="embed" xlink:actuate="onLoad">
            <text:p/>
          </draw:image>
        </draw:frame>
        <draw:line draw:name="Straight Connector 147" draw:style-name="gr4" draw:text-style-name="P9" draw:layer="layout" svg:x1="10.401cm" svg:y1="15.741cm" svg:x2="10.402cm" svg:y2="16.67cm">
          <text:p/>
        </draw:line>
        <draw:frame draw:name="Picture 148" draw:style-name="gr12" draw:text-style-name="P9" draw:layer="layout" svg:width="1.693cm" svg:height="0.573cm" svg:x="10.718cm" svg:y="16.393cm">
          <draw:image xlink:href="Pictures/10000000000000790000002942E97BB2F420E889.png" xlink:type="simple" xlink:show="embed" xlink:actuate="onLoad">
            <text:p/>
          </draw:image>
        </draw:frame>
        <draw:custom-shape draw:name="Rectangle 26" draw:style-name="gr13" draw:text-style-name="P18" draw:layer="layout" svg:width="4.614cm" svg:height="1.341cm" svg:x="15.361cm" svg:y="11.753cm">
          <text:p text:style-name="P1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5" draw:style-name="gr11" draw:text-style-name="P7" draw:layer="layout" svg:width="3.119cm" svg:height="1.52cm" svg:x="15.62cm" svg:y="11.625cm">
          <text:p text:style-name="P10"><text:span text:style-name="T11">EtherCAT Drive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7" draw:style-name="gr12" draw:text-style-name="P9" draw:layer="layout" svg:width="2.01cm" svg:height="1.128cm" svg:x="16.586cm" svg:y="14.547cm">
          <draw:image xlink:href="Pictures/1000000000000039000000202299046DF8E10A6F.png" xlink:type="simple" xlink:show="embed" xlink:actuate="onLoad">
            <text:p/>
          </draw:image>
        </draw:frame>
        <draw:custom-shape draw:name="TextBox 163" draw:style-name="gr11" draw:text-style-name="P7" draw:layer="layout" svg:width="2.095cm" svg:height="0.758cm" svg:x="15.508cm" svg:y="10.632cm">
          <text:p text:style-name="P10"><text:span text:style-name="T11">EtherC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3" draw:master-page-name="Title_20_and_20_Content" presentation:presentation-page-layout-name="AL2T11">
        <draw:frame draw:name="Title 1" presentation:style-name="pr4" draw:text-style-name="P2" draw:layer="layout" svg:width="19.83cm" svg:height="3.174cm" svg:x="1.27cm" svg:y="0.763cm" presentation:class="title" presentation:user-transformed="true">
          <draw:text-box>
            <text:p text:style-name="P11"><text:span text:style-name="T6">Overview</text:span></text:p>
          </draw:text-box>
        </draw:frame>
        <draw:frame draw:name="Content Placeholder 2" presentation:style-name="pr7" draw:text-style-name="P14" draw:layer="layout" svg:width="22.859cm" svg:height="13.211cm" svg:x="1.27cm" svg:y="4.445cm" presentation:class="outline" presentation:user-transformed="true">
          <draw:text-box>
            <text:list text:style-name="L7">
              <text:list-item>
                <text:p text:style-name="P20"><text:span text:style-name="T13">Based on: 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4">Beckhoff ADS:</text:span><text:span text:style-name="T15"> </text:span><text:span text:style-name="T15"><text:tab/></text:span><text:span text:style-name="T16"><text:a xlink:href="https://github.com/Beckhoff/ADS" xlink:type="simple">https://github.com/Beckhoff/ADS</text:a></text:span></text:p>
                  </text:list-item>
                  <text:list-item>
                    <text:p text:style-name="P21"><text:span text:style-name="T14">AsynPortDriver: </text:span><text:span text:style-name="T15"><text:tab/></text:span><text:span text:style-name="T17"><text:a xlink:href="https://github.com/epics-modules/asyn/tree/master/asyn/asynPortDriver" xlink:type="simple">https://github.com/epics-modules/asyn/tree/master/asyn/asynPortDriver</text:a></text:span></text:p>
                  </text:list-item>
                </text:list>
              </text:list-item>
              <text:list-item>
                <text:p text:style-name="P20"><text:span text:style-name="T13">Accessible data:</text:span></text:p>
                <text:list>
                  <text:list-item>
                    <text:p text:style-name="P22"><text:span text:style-name="T14">Symbolic access (Main.iTest)</text:span></text:p>
                  </text:list-item>
                  <text:list-item>
                    <text:p text:style-name="P22"><text:span text:style-name="T14">Absolute access (adsport, group, offset)</text:span></text:p>
                  </text:list-item>
                  <text:list-item>
                    <text:p text:style-name="P22"><text:span text:style-name="T14">Different Ads Port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2"><text:span text:style-name="T14">PLC1, PLC2, (851,852,..)</text:span><text:span text:style-name="T14"><text:tab/></text:span></text:p>
                      </text:list-item>
                      <text:list-item>
                        <text:p text:style-name="P22"><text:span text:style-name="T14">Other ADS ports NC (500,…)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3">Access types:</text:span></text:p>
                <text:list>
                  <text:list-item>
                    <text:p text:style-name="P22"><text:span text:style-name="T14">Read:</text:span></text:p>
                    <text:list>
                      <text:list-item>
                        <text:p text:style-name="P22"><text:span text:style-name="T14">Subscription ”On change” <text:s/>(I/O intr), selectable sample rate and max delay time</text:span></text:p>
                      </text:list-item>
                      <text:list-item>
                        <text:p text:style-name="P22"><text:span text:style-name="T14">Sampled</text:span></text:p>
                      </text:list-item>
                      <text:list-item>
                        <text:p text:style-name="P22"><text:span text:style-name="T14">Simple datatypes, Arrays</text:span></text:p>
                      </text:list-item>
                    </text:list>
                  </text:list-item>
                  <text:list-item>
                    <text:p text:style-name="P22"><text:span text:style-name="T14">Write</text:span></text:p>
                    <text:list>
                      <text:list-item>
                        <text:p text:style-name="P22"><text:span text:style-name="T14">Simple datatypes, Arrays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13">Timestamp: </text:span></text:p>
                <text:list>
                  <text:list-item>
                    <text:p text:style-name="P23"><text:span text:style-name="T18">TwinCAT</text:span></text:p>
                  </text:list-item>
                  <text:list-item>
                    <text:p text:style-name="P23"><text:span text:style-name="T18">EPICS</text:span></text:p>
                  </text:list-item>
                </text:list>
              </text:list-item>
              <text:list-item>
                <text:p text:style-name="P20"><text:span text:style-name="T13">Motor Record Support</text:span></text:p>
              </text:list-item>
              <text:list-item>
                <text:p text:style-name="P20"><text:span text:style-name="T13">No licenses <text:s/>needed</text:span></text:p>
              </text:list-item>
              <text:list-item>
                <text:p text:style-name="P20"><text:span text:style-name="T13">No PLC-code needed for communication</text:span></text:p>
              </text:list-item>
            </text:list>
          </draw:text-box>
        </draw:frame>
        <draw:frame draw:name="Slide Number Placeholder 3" presentation:style-name="pr8" draw:text-style-name="P25" draw:layer="layout" svg:width="5.926cm" svg:height="1.013cm" svg:x="18.203cm" svg:y="17.657cm" presentation:class="page-number" presentation:user-transformed="true">
          <draw:text-box>
            <text:p text:style-name="P24"><text:span text:style-name="T19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ord Definition Example:" draw:style-name="dp3" draw:master-page-name="Title_20_and_20_Content" presentation:presentation-page-layout-name="AL2T11">
        <draw:frame draw:name="Title 1" presentation:style-name="pr4" draw:text-style-name="P2" draw:layer="layout" svg:width="19.83cm" svg:height="3.174cm" svg:x="1.27cm" svg:y="0.763cm" presentation:class="title" presentation:user-transformed="true">
          <draw:text-box>
            <text:p text:style-name="P11"><text:span text:style-name="T6">Record Definition Example:</text:span></text:p>
          </draw:text-box>
        </draw:frame>
        <draw:frame draw:name="Content Placeholder 2" presentation:style-name="pr7" draw:text-style-name="P14" draw:layer="layout" svg:width="22.859cm" svg:height="12.571cm" svg:x="1.27cm" svg:y="4.445cm" presentation:class="outline" presentation:user-transformed="true">
          <draw:text-box>
            <text:p text:style-name="P26"><text:span text:style-name="T10">record(ai,”IOC:GetFTest"){</text:span></text:p>
            <text:p text:style-name="P26"><text:span text:style-name="T10">  </text:span><text:span text:style-name="T10">field(PINI, "1")</text:span></text:p>
            <text:p text:style-name="P26"><text:span text:style-name="T10">  </text:span><text:span text:style-name="T10">field(TSE, -2)</text:span></text:p>
            <text:p text:style-name="P26"><text:span text:style-name="T10">  </text:span><text:span text:style-name="T10">field(DTYP, "asynFloat64")</text:span></text:p>
            <text:p text:style-name="P26"><text:span text:style-name="T10">  </text:span><text:span text:style-name="T10">field(INP,  "@asyn($(PORT),0,1)</text:span><text:span text:style-name="T20">TIMEBASE=PLC/T_DLY_MS=500/TS_MS=10/ADSPORT=851/Main.fTest?</text:span><text:span text:style-name="T10">")</text:span></text:p>
            <text:p text:style-name="P26"><text:span text:style-name="T10">  </text:span><text:span text:style-name="T10">field(PREC, "3")</text:span></text:p>
            <text:p text:style-name="P26"><text:span text:style-name="T10">  </text:span><text:span text:style-name="T10">field(SCAN, “I/O Intr”)</text:span></text:p>
            <text:p text:style-name="P26"><text:span text:style-name="T10">}</text:span></text:p>
            <text:p text:style-name="P26"><text:span text:style-name="T10"/></text:p>
            <text:list text:style-name="L7">
              <text:list-item>
                <text:p text:style-name="P27"><text:span text:style-name="T13">Variable name “Main.fTest”</text:span></text:p>
              </text:list-item>
              <text:list-item>
                <text:p text:style-name="P27"><text:span text:style-name="T13">Subscribe:</text:span><text:span text:style-name="T13"><text:tab/></text:span><text:span text:style-name="T13"><text:tab/></text:span><text:span text:style-name="T13"><text:tab/></text:span><text:span text:style-name="T13">(SCAN=”I/O Intr”)</text:span></text:p>
              </text:list-item>
              <text:list-item>
                <text:p text:style-name="P27"><text:span text:style-name="T13">Adsport 851: </text:span><text:span text:style-name="T13"><text:tab/></text:span><text:span text:style-name="T13"><text:tab/></text:span><text:span text:style-name="T13"><text:tab/></text:span><text:span text:style-name="T13">(ADSPORT=851)</text:span></text:p>
              </text:list-item>
              <text:list-item>
                <text:p text:style-name="P27"><text:span text:style-name="T13">Read access:</text:span><text:span text:style-name="T13"><text:tab/></text:span><text:span text:style-name="T13"><text:tab/></text:span><text:span text:style-name="T13"><text:tab/></text:span><text:span text:style-name="T13">(”?” in end of var name)</text:span></text:p>
              </text:list-item>
              <text:list-item>
                <text:p text:style-name="P27"><text:span text:style-name="T13">Timestamp in TwinCAT: </text:span><text:span text:style-name="T13"><text:tab/></text:span><text:span text:style-name="T13"><text:tab/></text:span><text:span text:style-name="T13">(TIMESTAMP=PLC, TSE=-2)</text:span></text:p>
              </text:list-item>
              <text:list-item>
                <text:p text:style-name="P27"><text:span text:style-name="T13">Check if changed each 10ms: </text:span><text:span text:style-name="T13"><text:tab/></text:span><text:span text:style-name="T13">(TS_MS=10)</text:span></text:p>
              </text:list-item>
              <text:list-item>
                <text:p text:style-name="P27"><text:span text:style-name="T13">Maximum send buffer delay 500ms: </text:span><text:span text:style-name="T13"><text:tab/></text:span><text:span text:style-name="T13">(T_DLY_MS=500)</text:span></text:p>
              </text:list-item>
            </text:list>
            <text:p text:style-name="P28"><text:span text:style-name="T21"/></text:p>
            <text:p text:style-name="P28"><text:span text:style-name="T21"/></text:p>
            <text:p text:style-name="P28"><text:span text:style-name="T21"/></text:p>
            <text:p text:style-name="P28"><text:span text:style-name="T21"/></text:p>
            <text:p text:style-name="P28"><text:span text:style-name="T21"/></text:p>
            <text:p text:style-name="P29"><text:span text:style-name="T22"/></text:p>
            <text:p text:style-name="P30"><text:span text:style-name="T23"/></text:p>
          </draw:text-box>
        </draw:frame>
        <draw:frame draw:name="Slide Number Placeholder 3" presentation:style-name="pr8" draw:text-style-name="P25" draw:layer="layout" svg:width="5.926cm" svg:height="1.013cm" svg:x="18.203cm" svg:y="17.657cm" presentation:class="page-number" presentation:user-transformed="true">
          <draw:text-box>
            <text:p text:style-name="P24"><text:span text:style-name="T19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 Unicode MS1" svg:font-family="'Arial Unicode M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94ca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80808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94ca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0094ca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0094ca"/>
      <style:paragraph-properties fo:text-align="start" style:font-independent-line-spacing="true"/>
      <style:text-properties fo:font-size="18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80808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80808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80808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80808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4" text:date-value="2018-05-22">05/22/2018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Bildobjekt 7" draw:style-name="Mgr3" draw:text-style-name="MP10" draw:layer="backgroundobjects" svg:width="4.6cm" svg:height="2.46cm" svg:x="20.301cm" svg:y="0.724cm">
        <draw:image xlink:href="Pictures/1000020100000190000000D6AD3986FA09DD1855.png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ktangel 6" draw:style-name="Mgr4" draw:text-style-name="MP11" draw:layer="backgroundobjects" svg:width="25.399cm" svg:height="3.98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6" draw:layer="backgroundobjects" svg:width="19.83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7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2"><text:span text:style-name="MT3">Click to edit the outline text format</text:span></text:p>
              <text:list>
                <text:list-item>
                  <text:p text:style-name="MP12"><text:span text:style-name="MT3">Second Outline Level</text:span></text:p>
                  <text:list>
                    <text:list-item>
                      <text:p text:style-name="MP12"><text:span text:style-name="MT3">Third Outline Level</text:span></text:p>
                      <text:list>
                        <text:list-item>
                          <text:p text:style-name="MP12"><text:span text:style-name="MT3">Fourth Outline Level</text:span></text:p>
                          <text:list>
                            <text:list-item>
                              <text:p text:style-name="MP12"><text:span text:style-name="MT3">Fifth Outline Level</text:span></text:p>
                              <text:list>
                                <text:list-item>
                                  <text:p text:style-name="MP12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4" text:date-value="2018-05-22">05/22/2018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Bildobjekt 5" draw:style-name="Mgr3" draw:text-style-name="MP10" draw:layer="backgroundobjects" svg:width="3.806cm" svg:height="2.036cm" svg:x="21.094cm" svg:y="0.888cm">
        <draw:image xlink:href="Pictures/1000020100000190000000D6AD3986FA09DD1855.png" xlink:type="simple" xlink:show="embed" xlink:actuate="onLoad">
          <text:p/>
        </draw:image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eléne Björkman</meta:initial-creator>
    <dc:creator>Anders Sandström</dc:creator>
    <meta:editing-cycles>86</meta:editing-cycles>
    <meta:creation-date>2013-10-29T16:05:10</meta:creation-date>
    <dc:date>2018-05-21T13:52:23</dc:date>
    <meta:editing-duration>P5DT4H21M</meta:editing-duration>
    <meta:generator>LibreOffice/5.2.3.3$MacOSX_X86_64 LibreOffice_project/d54a8868f08a7b39642414cf2c8ef2f228f780cf</meta:generator>
    <meta:document-statistic meta:object-count="95"/>
    <meta:user-defined meta:name="AppVersion">16.0011</meta:user-defined>
    <meta:user-defined meta:name="Company">ES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ESS Core Powerpoint.pptx" xlink:href=""/>
  </office:meta>
</office:document-meta>
</file>